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2cm"/>
    </style:style>
    <style:style style:name="co2" style:family="table-column">
      <style:table-column-properties fo:break-before="auto" style:column-width="2.057cm"/>
    </style:style>
    <style:style style:name="co3" style:family="table-column">
      <style:table-column-properties fo:break-before="auto" style:column-width="3.224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8.398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Nimbus Roman No9 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DejaVu Sa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0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Nimbus Roman No9 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DejaVu Sa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DejaVu Sa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0"/>
    <style:style style:name="ce7" style:family="table-cell" style:parent-style-name="Default" style:data-style-name="N41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DejaVu Sa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Nimbus Roman No9 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DejaVu Sans Mon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Nimbus Roman No9 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Nimbus Roman No9 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2"/>
          <table:table-cell table:style-name="ce3"/>
          <table:table-cell table:style-name="ce1"/>
          <table:table-cell table:style-name="ce8"/>
          <table:table-cell table:style-name="ce10" office:value-type="string">
            <text:p>Testé Moodle 2.0</text:p>
          </table:table-cell>
          <table:table-cell table:style-name="ce10" office:value-type="string">
            <text:p>resteé Moodel 1.9</text:p>
          </table:table-cell>
          <table:table-cell table:style-name="ce10" table:number-columns-repeated="1017"/>
        </table:table-row>
        <table:table-row table:style-name="ro2">
          <table:table-cell table:style-name="ce2"/>
          <table:table-cell table:style-name="ce2" office:value-type="float" office:value="533">
            <text:p>53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5M00S">
            <text:p>10:55:00</text:p>
          </table:table-cell>
          <table:table-cell table:style-name="ce9" office:value-type="string">
            <text:p>test_reset_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85">
            <text:p>58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5M00S">
            <text:p>10:55:00</text:p>
          </table:table-cell>
          <table:table-cell table:style-name="ce9" office:value-type="string">
            <text:p>test_remove_userRole_from_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36">
            <text:p>43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5M00S">
            <text:p>10:55:00</text:p>
          </table:table-cell>
          <table:table-cell table:style-name="ce9" office:value-type="string">
            <text:p>test_get_grad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672">
            <text:p>67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5M00S">
            <text:p>10:55:00</text:p>
          </table:table-cell>
          <table:table-cell table:style-name="ce9" office:value-type="string">
            <text:p>test_assign_instructor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705">
            <text:p>70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update_section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703">
            <text:p>70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update_group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663">
            <text:p>66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update_grouping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623">
            <text:p>62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unenrol_student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19">
            <text:p>51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remove_user_from_group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81">
            <text:p>581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remove_user_from_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31">
            <text:p>531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remove_group_from_grouping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252">
            <text:p>25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logout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315">
            <text:p>31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login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77">
            <text:p>577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has_role_in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388">
            <text:p>388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version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29">
            <text:p>52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user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34">
            <text:p>53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users_byprofil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1">
            <text:p>481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user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90">
            <text:p>490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user_grad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2">
            <text:p>48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user_byusernam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69">
            <text:p>46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user_byid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6">
            <text:p>48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user_byidnumber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34">
            <text:p>43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rol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65">
            <text:p>46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role_bynam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63">
            <text:p>46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role_byid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52">
            <text:p>55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resourc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787">
            <text:p>787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quiz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16">
            <text:p>41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my_id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95">
            <text:p>49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my_group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5">
            <text:p>48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my_group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11">
            <text:p>511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my_courses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538">
            <text:p>538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my_courses_byidnumber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42">
            <text:p>54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last_chang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84">
            <text:p>58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instances_bytyp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9">
            <text:p>48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groups_bynam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9">
            <text:p>48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groups_by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6">
            <text:p>48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group_byid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613">
            <text:p>61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grad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3">
            <text:p>48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event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65">
            <text:p>46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courses_search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4">
            <text:p>48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courses_bycategory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7">
            <text:p>487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96">
            <text:p>49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course_grad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60">
            <text:p>460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course_byid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66">
            <text:p>46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course_byidnumber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3">
            <text:p>48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category_bynam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1">
            <text:p>481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category_byid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46">
            <text:p>44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categori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663">
            <text:p>66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ssignment_submission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4">
            <text:p>48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ll_wiki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92">
            <text:p>49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ll_quizz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02">
            <text:p>50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ll_pagesWiki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8">
            <text:p>488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ll_label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5">
            <text:p>48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ll_group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00">
            <text:p>500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ll_grouping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8">
            <text:p>488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ll_forum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00">
            <text:p>500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ll_databas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08">
            <text:p>508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ll_assignment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622">
            <text:p>62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get_activiti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619">
            <text:p>61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nrol_student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22">
            <text:p>52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wiki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22">
            <text:p>52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user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54">
            <text:p>55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section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69">
            <text:p>56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pagesWiki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32">
            <text:p>53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label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33">
            <text:p>53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group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63">
            <text:p>56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grouping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32">
            <text:p>53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forum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66">
            <text:p>56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databas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44">
            <text:p>54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cours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77">
            <text:p>577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categori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87">
            <text:p>587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edit_assignment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68">
            <text:p>468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delete_user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71">
            <text:p>471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delete_group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80">
            <text:p>480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delete_grouping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474">
            <text:p>47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delete_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04">
            <text:p>50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count_users_by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33">
            <text:p>53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count_activities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79">
            <text:p>57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wiki_to_section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49">
            <text:p>54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user_to_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25">
            <text:p>52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section_to_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26">
            <text:p>52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pageWiki_to_wiki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22">
            <text:p>52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label_to_section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20">
            <text:p>520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group_to_course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52">
            <text:p>55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forum_to_section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33">
            <text:p>533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database_to_section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28">
            <text:p>528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course_to_category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69">
            <text:p>569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ffect_assignment_to_section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906">
            <text:p>90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dd_wiki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674">
            <text:p>674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dd_section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797">
            <text:p>797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dd_pagewiki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585">
            <text:p>585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dd_label.php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float" office:value="950">
            <text:p>950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0H58M00S">
            <text:p>10:58:00</text:p>
          </table:table-cell>
          <table:table-cell table:style-name="ce9" office:value-type="string">
            <text:p>test_add_forum.php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1,5K</text:p>
          </table:table-cell>
          <table:table-cell table:style-name="ce5" office:value-type="date" office:date-value="2010-10-11">
            <text:p>11/10/10</text:p>
          </table:table-cell>
          <table:table-cell table:style-name="ce4" office:value-type="date" office:date-value="1899-12-30T10:58:00">
            <text:p>30/12/1899</text:p>
          </table:table-cell>
          <table:table-cell table:style-name="ce2" office:value-type="string">
            <text:p>test_add_database.php</text:p>
          </table:table-cell>
          <table:table-cell table:style-name="ce11"/>
          <table:table-cell table:number-columns-repeated="1018"/>
        </table:table-row>
        <table:table-row table:style-name="ro3">
          <table:table-cell/>
          <table:table-cell table:style-name="ce2" office:value-type="string">
            <text:p>1,1K</text:p>
          </table:table-cell>
          <table:table-cell table:style-name="ce5" office:value-type="date" office:date-value="2010-10-11">
            <text:p>11/10/10</text:p>
          </table:table-cell>
          <table:table-cell table:style-name="ce4" office:value-type="date" office:date-value="1899-12-30T10:58:00">
            <text:p>30/12/1899</text:p>
          </table:table-cell>
          <table:table-cell table:style-name="ce2" office:value-type="string">
            <text:p>test_add_assignment.php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571">
            <text:p>571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4H51M00S">
            <text:p>14:51:00</text:p>
          </table:table-cell>
          <table:table-cell table:style-name="ce9" office:value-type="string">
            <text:p>test_get_courses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821">
            <text:p>821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7H28M00S">
            <text:p>17:28:00</text:p>
          </table:table-cell>
          <table:table-cell table:style-name="ce9" office:value-type="string">
            <text:p>test_add_user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>
            <text:p>1,3K</text:p>
          </table:table-cell>
          <table:table-cell table:style-name="ce5" office:value-type="date" office:date-value="2010-10-11">
            <text:p>11/10/10</text:p>
          </table:table-cell>
          <table:table-cell table:style-name="ce4" office:value-type="date" office:date-value="1899-12-30T17:55:00">
            <text:p>30/12/1899</text:p>
          </table:table-cell>
          <table:table-cell table:style-name="ce2" office:value-type="string">
            <text:p>test_update_course.php</text:p>
          </table:table-cell>
          <table:table-cell table:style-name="ce11"/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811">
            <text:p>811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8H02M00S">
            <text:p>18:02:00</text:p>
          </table:table-cell>
          <table:table-cell table:style-name="ce9" office:value-type="string">
            <text:p>test_add_category.php</text:p>
          </table:table-cell>
          <table:table-cell table:number-columns-repeated="1019"/>
        </table:table-row>
        <table:table-row table:style-name="ro3">
          <table:table-cell/>
          <table:table-cell table:style-name="ce2" office:value-type="string">
            <text:p>1,3K</text:p>
          </table:table-cell>
          <table:table-cell table:style-name="ce5" office:value-type="date" office:date-value="2010-10-11">
            <text:p>11/10/10</text:p>
          </table:table-cell>
          <table:table-cell table:style-name="ce4" office:value-type="date" office:date-value="1899-12-30T18:09:59.99999999999">
            <text:p>30/12/1899</text:p>
          </table:table-cell>
          <table:table-cell table:style-name="ce2" office:value-type="string">
            <text:p>test_add_course.php</text:p>
          </table:table-cell>
          <table:table-cell table:style-name="ce11"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542">
            <text:p>542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8H38M00S">
            <text:p>18:38:00</text:p>
          </table:table-cell>
          <table:table-cell table:style-name="ce9" office:value-type="string">
            <text:p>test_get_my_courses_byusername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546">
            <text:p>546</text:p>
          </table:table-cell>
          <table:table-cell table:style-name="ce4" office:value-type="date" office:date-value="2010-10-11">
            <text:p>11/10/2010</text:p>
          </table:table-cell>
          <table:table-cell table:style-name="ce7" office:value-type="time" office:time-value="PT19H02M00S">
            <text:p>19:02:00</text:p>
          </table:table-cell>
          <table:table-cell table:style-name="ce9" office:value-type="string">
            <text:p>test_get_sections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87">
            <text:p>487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09H45M00S">
            <text:p>09:45:00</text:p>
          </table:table-cell>
          <table:table-cell table:style-name="ce9" office:value-type="string">
            <text:p>test_get_students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77">
            <text:p>477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09H45M00S">
            <text:p>09:45:00</text:p>
          </table:table-cell>
          <table:table-cell table:style-name="ce9" office:value-type="string">
            <text:p>test_get_teachers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686">
            <text:p>686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09H50M00S">
            <text:p>09:50:00</text:p>
          </table:table-cell>
          <table:table-cell table:style-name="ce9" office:value-type="string">
            <text:p>test_add_group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649">
            <text:p>649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09H55M00S">
            <text:p>09:55:00</text:p>
          </table:table-cell>
          <table:table-cell table:style-name="ce9" office:value-type="string">
            <text:p>test_add_grouping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527">
            <text:p>527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10H01M00S">
            <text:p>10:01:00</text:p>
          </table:table-cell>
          <table:table-cell table:style-name="ce9" office:value-type="string">
            <text:p>test_affect_group_to_grouping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515">
            <text:p>515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10H04M00S">
            <text:p>10:04:00</text:p>
          </table:table-cell>
          <table:table-cell table:style-name="ce9" office:value-type="string">
            <text:p>test_affect_user_to_group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81">
            <text:p>481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11H14M00S">
            <text:p>11:14:00</text:p>
          </table:table-cell>
          <table:table-cell table:style-name="ce9" office:value-type="string">
            <text:p>test_get_group_members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87">
            <text:p>487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11H19M00S">
            <text:p>11:19:00</text:p>
          </table:table-cell>
          <table:table-cell table:style-name="ce9" office:value-type="string">
            <text:p>test_get_grouping_members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569">
            <text:p>569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11H26M00S">
            <text:p>11:26:00</text:p>
          </table:table-cell>
          <table:table-cell table:style-name="ce9" office:value-type="string">
            <text:p>test_get_primaryrole_incourse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>
            <text:p>1,2K</text:p>
          </table:table-cell>
          <table:table-cell table:style-name="ce5" office:value-type="date" office:date-value="2010-10-12">
            <text:p>12/10/10</text:p>
          </table:table-cell>
          <table:table-cell table:style-name="ce4" office:value-type="date" office:date-value="1899-12-30T11:29:00">
            <text:p>30/12/1899</text:p>
          </table:table-cell>
          <table:table-cell table:style-name="ce2" office:value-type="string">
            <text:p>test_update_user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534">
            <text:p>534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11H48M00S">
            <text:p>11:48:00</text:p>
          </table:table-cell>
          <table:table-cell table:style-name="ce9" office:value-type="string">
            <text:p>test_get_users_bycourse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665">
            <text:p>665</text:p>
          </table:table-cell>
          <table:table-cell table:style-name="ce4" office:value-type="date" office:date-value="2010-10-12">
            <text:p>12/10/2010</text:p>
          </table:table-cell>
          <table:table-cell table:style-name="ce7" office:value-type="time" office:time-value="PT11H50M00S">
            <text:p>11:50:00</text:p>
          </table:table-cell>
          <table:table-cell table:style-name="ce9" office:value-type="string">
            <text:p>test_set_user_profile_values.php</text:p>
          </table:table-cell>
          <table:table-cell office:value-type="string">
            <text:p>oui</text:p>
          </table:table-cell>
          <table:table-cell table:number-columns-repeated="1018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42cm" fo:margin-bottom="0.757cm" style:writing-mode="lr-tb" style:print="charts drawings grid objects zero-values"/>
      <style:header-style>
        <style:header-footer-properties fo:min-height="0.37cm" fo:margin-left="0cm" fo:margin-right="0cm" fo:margin-bottom="0.25cm"/>
      </style:header-style>
      <style:footer-style>
        <style:header-footer-properties fo:min-height="0.1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tests WSPP rev 1.7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13/10/2010</text:date>, <text:time>13:2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 Pollet</meta:initial-creator>
    <meta:creation-date>2010-10-13T08:07:38</meta:creation-date>
    <dc:date>2010-10-13T13:21:17</dc:date>
    <dc:creator>Patrick Pollet</dc:creator>
    <meta:editing-duration>PT05H13M41S</meta:editing-duration>
    <meta:editing-cycles>6</meta:editing-cycles>
    <meta:generator>OpenOffice.org/3.1$Linux OpenOffice.org_project/310m19$Build-9420</meta:generator>
    <meta:document-statistic meta:table-count="3" meta:cell-count="476" meta:object-count="0"/>
  </office:meta>
</office:document-meta>
</file>